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1.5654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use-window-font-color="true"/>
    </style:style>
    <style:style style:name="ce5" style:family="table-cell" style:parent-style-name="Default">
      <style:text-properties style:use-window-font-color="true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gr1" style:family="graphic">
      <style:graphic-properties draw:ole-draw-aspect="1"/>
    </style:style>
    <style:style style:name="T1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Диаграмма 1" draw:style-name="gr1" svg:width="6.2988in" svg:height="3.5429in" svg:x="5.1744in" svg:y="0.752in">
            <draw:object draw:notify-on-update-of-ranges="Лист1.A6:Лист1.A6 Лист1.A7:Лист1.A26 Лист1.B6:Лист1.B6 Лист1.B7:Лист1.B26 Лист1.C6:Лист1.C6 Лист1.C7:Лист1.C26 Лист1.D6:Лист1.D6 Лист1.D7:Лист1.D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table:style-name="ce3" office:value-type="string" calcext:value-type="string">
            <text:p>Кол-во символов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9000" calcext:value-type="float">
            <text:p>9000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Последовательный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13.2" calcext:value-type="float">
            <text:p>13.2</text:p>
          </table:table-cell>
          <table:table-cell table:style-name="ce3" office:value-type="float" office:value="19.9" calcext:value-type="float">
            <text:p>19.9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Рабина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8.3" calcext:value-type="float">
            <text:p>8.3</text:p>
          </table:table-cell>
          <table:table-cell table:number-columns-repeated="16380"/>
        </table:table-row>
        <table:table-row table:style-name="ro1">
          <table:table-cell table:style-name="ce5" office:value-type="string" calcext:value-type="string">
            <text:p><text:span text:style-name="T1">Кнутa-Моррисa</text:span>-Праттa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13.4" calcext:value-type="float">
            <text:p>13.4</text:p>
          </table:table-cell>
          <table:table-cell table:number-columns-repeated="16380"/>
        </table:table-row>
        <table:table-row table:style-name="ro1">
          <table:table-cell table:style-name="ce3" table:number-columns-repeated="4"/>
          <table:table-cell table:number-columns-repeated="16380"/>
        </table:table-row>
        <table:table-row table:style-name="ro1">
          <table:table-cell table:style-name="ce3" office:value-type="string" calcext:value-type="string">
            <text:p>Кол-во символов</text:p>
          </table:table-cell>
          <table:table-cell table:style-name="ce3" office:value-type="string" calcext:value-type="string">
            <text:p>Последовательный</text:p>
          </table:table-cell>
          <table:table-cell table:style-name="ce3" office:value-type="string" calcext:value-type="string">
            <text:p>Рабина</text:p>
          </table:table-cell>
          <table:table-cell table:style-name="ce3" office:value-type="string" calcext:value-type="string">
            <text:p>Кнута-Морриса-Пратта</text:p>
          </table:table-cell>
          <table:table-cell table:number-columns-repeated="1638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62.4" calcext:value-type="float">
            <text:p>162.4</text:p>
          </table:table-cell>
          <table:table-cell table:style-name="ce3" office:value-type="float" office:value="93.6" calcext:value-type="float">
            <text:p>93.6</text:p>
          </table:table-cell>
          <table:table-cell table:style-name="ce3" office:value-type="float" office:value="113.1" calcext:value-type="float">
            <text:p>113.1</text:p>
          </table:table-cell>
          <table:table-cell table:number-columns-repeated="1638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74.3" calcext:value-type="float">
            <text:p>274.3</text:p>
          </table:table-cell>
          <table:table-cell table:style-name="ce3" office:value-type="float" office:value="126.8" calcext:value-type="float">
            <text:p>126.8</text:p>
          </table:table-cell>
          <table:table-cell table:style-name="ce3" office:value-type="float" office:value="180.6" calcext:value-type="float">
            <text:p>180.6</text:p>
          </table:table-cell>
          <table:table-cell table:number-columns-repeated="16380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59.3" calcext:value-type="float">
            <text:p>159.3</text:p>
          </table:table-cell>
          <table:table-cell table:style-name="ce3" office:value-type="float" office:value="238.1" calcext:value-type="float">
            <text:p>238.1</text:p>
          </table:table-cell>
          <table:table-cell table:number-columns-repeated="16380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11.8" calcext:value-type="float">
            <text:p>511.8</text:p>
          </table:table-cell>
          <table:table-cell table:style-name="ce3" office:value-type="float" office:value="194.2" calcext:value-type="float">
            <text:p>194.2</text:p>
          </table:table-cell>
          <table:table-cell table:style-name="ce3" office:value-type="float" office:value="297.5" calcext:value-type="float">
            <text:p>297.5</text:p>
          </table:table-cell>
          <table:table-cell table:number-columns-repeated="16380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78.3" calcext:value-type="float">
            <text:p>678.3</text:p>
          </table:table-cell>
          <table:table-cell table:style-name="ce3" office:value-type="float" office:value="229.9" calcext:value-type="float">
            <text:p>229.9</text:p>
          </table:table-cell>
          <table:table-cell table:style-name="ce3" office:value-type="float" office:value="356.5" calcext:value-type="float">
            <text:p>356.5</text:p>
          </table:table-cell>
          <table:table-cell table:number-columns-repeated="16380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33.3" calcext:value-type="float">
            <text:p>733.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416" calcext:value-type="float">
            <text:p>416</text:p>
          </table:table-cell>
          <table:table-cell table:number-columns-repeated="16380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863.3" calcext:value-type="float">
            <text:p>863.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72.9" calcext:value-type="float">
            <text:p>472.9</text:p>
          </table:table-cell>
          <table:table-cell table:number-columns-repeated="16380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943.6" calcext:value-type="float">
            <text:p>943.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542.7" calcext:value-type="float">
            <text:p>542.7</text:p>
          </table:table-cell>
          <table:table-cell table:number-columns-repeated="16380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080.7" calcext:value-type="float">
            <text:p>1080.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612.7" calcext:value-type="float">
            <text:p>612.7</text:p>
          </table:table-cell>
          <table:table-cell table:number-columns-repeated="16380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198.2" calcext:value-type="float">
            <text:p>1198.2</text:p>
          </table:table-cell>
          <table:table-cell table:style-name="ce3" office:value-type="float" office:value="416.3" calcext:value-type="float">
            <text:p>416.3</text:p>
          </table:table-cell>
          <table:table-cell table:style-name="ce3" office:value-type="float" office:value="658.2" calcext:value-type="float">
            <text:p>658.2</text:p>
          </table:table-cell>
          <table:table-cell table:number-columns-repeated="16380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284.8" calcext:value-type="float">
            <text:p>1284.8</text:p>
          </table:table-cell>
          <table:table-cell table:style-name="ce3" office:value-type="float" office:value="459.5" calcext:value-type="float">
            <text:p>459.5</text:p>
          </table:table-cell>
          <table:table-cell table:style-name="ce3" office:value-type="float" office:value="726.5" calcext:value-type="float">
            <text:p>726.5</text:p>
          </table:table-cell>
          <table:table-cell table:number-columns-repeated="16380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428.6" calcext:value-type="float">
            <text:p>1428.6</text:p>
          </table:table-cell>
          <table:table-cell table:style-name="ce3" office:value-type="float" office:value="514.8" calcext:value-type="float">
            <text:p>514.8</text:p>
          </table:table-cell>
          <table:table-cell table:style-name="ce3" office:value-type="float" office:value="813.4" calcext:value-type="float">
            <text:p>813.4</text:p>
          </table:table-cell>
          <table:table-cell table:number-columns-repeated="16380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539" calcext:value-type="float">
            <text:p>1539</text:p>
          </table:table-cell>
          <table:table-cell table:style-name="ce3" office:value-type="float" office:value="575.1" calcext:value-type="float">
            <text:p>575.1</text:p>
          </table:table-cell>
          <table:table-cell table:style-name="ce3" office:value-type="float" office:value="846.8" calcext:value-type="float">
            <text:p>846.8</text:p>
          </table:table-cell>
          <table:table-cell table:number-columns-repeated="16380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686.3" calcext:value-type="float">
            <text:p>1686.3</text:p>
          </table:table-cell>
          <table:table-cell table:style-name="ce3" office:value-type="float" office:value="582.1" calcext:value-type="float">
            <text:p>582.1</text:p>
          </table:table-cell>
          <table:table-cell table:style-name="ce3" office:value-type="float" office:value="902.1" calcext:value-type="float">
            <text:p>902.1</text:p>
          </table:table-cell>
          <table:table-cell table:number-columns-repeated="16380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715.9" calcext:value-type="float">
            <text:p>1715.9</text:p>
          </table:table-cell>
          <table:table-cell table:style-name="ce3" office:value-type="float" office:value="623.9" calcext:value-type="float">
            <text:p>623.9</text:p>
          </table:table-cell>
          <table:table-cell table:style-name="ce3" office:value-type="float" office:value="960.8" calcext:value-type="float">
            <text:p>960.8</text:p>
          </table:table-cell>
          <table:table-cell table:number-columns-repeated="16380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912.6" calcext:value-type="float">
            <text:p>1912.6</text:p>
          </table:table-cell>
          <table:table-cell table:style-name="ce3" office:value-type="float" office:value="649.3" calcext:value-type="float">
            <text:p>649.3</text:p>
          </table:table-cell>
          <table:table-cell table:style-name="ce3" office:value-type="float" office:value="1053.3" calcext:value-type="float">
            <text:p>1053.3</text:p>
          </table:table-cell>
          <table:table-cell table:number-columns-repeated="16380"/>
        </table:table-row>
        <table:table-row table:style-name="ro1"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993.8" calcext:value-type="float">
            <text:p>1993.8</text:p>
          </table:table-cell>
          <table:table-cell table:style-name="ce3" office:value-type="float" office:value="758.2" calcext:value-type="float">
            <text:p>758.2</text:p>
          </table:table-cell>
          <table:table-cell table:style-name="ce3" office:value-type="float" office:value="1093.7" calcext:value-type="float">
            <text:p>1093.7</text:p>
          </table:table-cell>
          <table:table-cell table:number-columns-repeated="16380"/>
        </table:table-row>
        <table:table-row table:style-name="ro1"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090" calcext:value-type="float">
            <text:p>209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164.9" calcext:value-type="float">
            <text:p>1164.9</text:p>
          </table:table-cell>
          <table:table-cell table:number-columns-repeated="16380"/>
        </table:table-row>
        <table:table-row table:style-name="ro1"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160.3" calcext:value-type="float">
            <text:p>2160.3</text:p>
          </table:table-cell>
          <table:table-cell table:style-name="ce3" office:value-type="float" office:value="791.3" calcext:value-type="float">
            <text:p>791.3</text:p>
          </table:table-cell>
          <table:table-cell table:style-name="ce3" office:value-type="float" office:value="1233.1" calcext:value-type="float">
            <text:p>1233.1</text:p>
          </table:table-cell>
          <table:table-cell table:number-columns-repeated="16380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365.3" calcext:value-type="float">
            <text:p>2365.3</text:p>
          </table:table-cell>
          <table:table-cell table:style-name="ce3" office:value-type="float" office:value="832.8" calcext:value-type="float">
            <text:p>832.8</text:p>
          </table:table-cell>
          <table:table-cell table:style-name="ce3" office:value-type="float" office:value="1293.7" calcext:value-type="float">
            <text:p>1293.7</text:p>
          </table:table-cell>
          <table:table-cell table:number-columns-repeated="16380"/>
        </table:table-row>
        <table:table-row table:style-name="ro1">
          <table:table-cell table:style-name="ce3" table:number-columns-repeated="4"/>
          <table:table-cell table:number-columns-repeated="16380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number-columns-repeated="5"/>
          <table:table-cell table:style-name="ce2"/>
          <table:table-cell table:number-columns-repeated="16378"/>
        </table:table-row>
        <table:table-row table:style-name="ro2" table:number-rows-repeated="104853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Страница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  <meta:creation-date>2023-03-11T14:58:24Z</meta:creation-date>
    <dc:date>2023-04-08T11:44:23.422097423</dc:date>
    <meta:editing-cycles>8</meta:editing-cycles>
    <meta:editing-duration>PT28M40S</meta:editing-duration>
    <meta:document-statistic meta:table-count="1" meta:cell-count="10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fc000" svg:stroke-linecap="round" draw:fill="none" draw:fill-color="#ffc00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9cm" xlink:href=".." xlink:type="simple" chart:class="chart:line" chart:style-name="ch1">
        <chart:title svg:x="1.871cm" svg:y="0.315cm" chart:style-name="ch2">
          <text:p>Зависимость времени работы алгоритмов поиска подстроки от количества символов в строке</text:p>
        </chart:title>
        <chart:legend chart:legend-position="bottom" svg:x="2.7cm" svg:y="8.454cm" style:legend-expansion="wide" chart:style-name="ch3"/>
        <chart:plot-area chart:style-name="ch4" table:cell-range-address="Лист1.A6:Лист1.D26" chart:data-source-has-labels="both" svg:x="1.279cm" svg:y="1.672cm" svg:width="14.401cm" svg:height="5.489cm">
          <chart:coordinate-region svg:x="2.121cm" svg:y="1.845cm" svg:width="13.187cm" svg:height="4.722cm"/>
          <chart:axis chart:dimension="x" chart:name="primary-x" chart:style-name="ch5" chartooo:axis-type="text">
            <chart:title svg:x="6.358cm" svg:y="7.341cm" chart:style-name="ch6">
              <text:p>Кол-во символов в строке, шт.</text:p>
            </chart:title>
            <chart:categories table:cell-range-address="Лист1.A7:Лист1.A26"/>
          </chart:axis>
          <chart:axis chart:dimension="y" chart:name="primary-y" chart:style-name="ch7">
            <chart:title svg:x="0.451cm" svg:y="5.121cm" chart:style-name="ch8">
              <text:p>Время,мс</text:p>
            </chart:title>
            <chart:grid chart:style-name="ch9" chart:class="major"/>
          </chart:axis>
          <chart:series chart:style-name="ch10" chart:values-cell-range-address="Лист1.B7:Лист1.B26" chart:label-cell-address="Лист1.B6:Лист1.B6" chart:class="chart:line">
            <chart:data-point chart:repeated="20"/>
          </chart:series>
          <chart:series chart:style-name="ch11" chart:values-cell-range-address="Лист1.C7:Лист1.C26" chart:label-cell-address="Лист1.C6:Лист1.C6" chart:class="chart:line">
            <chart:data-point chart:repeated="20"/>
          </chart:series>
          <chart:series chart:style-name="ch12" chart:values-cell-range-address="Лист1.D7:Лист1.D26" chart:label-cell-address="Лист1.D6:Лист1.D6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следовательный</text:p>
                <draw:g>
                  <svg:desc>Лист1.B6:Лист1.B6</svg:desc>
                </draw:g>
              </table:table-cell>
              <table:table-cell office:value-type="string">
                <text:p>Рабина</text:p>
                <draw:g>
                  <svg:desc>Лист1.C6:Лист1.C6</svg:desc>
                </draw:g>
              </table:table-cell>
              <table:table-cell office:value-type="string">
                <text:p>Кнута-Морриса-Пратта</text:p>
                <draw:g>
                  <svg:desc>Лист1.D6:Лист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Последовательный</text:p>
                <text:list>
                  <text:list-item>
                    <text:p/>
                  </text:list-item>
                  <text:list-item>
                    <text:p>Последовательный</text:p>
                  </text:list-item>
                </text:list>
                <draw:g>
                  <svg:desc>Лист1.A7:Лист1.A26</svg:desc>
                </draw:g>
              </table:table-cell>
              <table:table-cell office:value-type="float" office:value="162.4">
                <text:p>162.4</text:p>
                <draw:g>
                  <svg:desc>Лист1.B7:Лист1.B26</svg:desc>
                </draw:g>
              </table:table-cell>
              <table:table-cell office:value-type="float" office:value="93.6">
                <text:p>93.6</text:p>
                <draw:g>
                  <svg:desc>Лист1.C7:Лист1.C26</svg:desc>
                </draw:g>
              </table:table-cell>
              <table:table-cell office:value-type="float" office:value="113.1">
                <text:p>113.1</text:p>
                <draw:g>
                  <svg:desc>Лист1.D7:Лист1.D26</svg:desc>
                </draw:g>
              </table:table-cell>
            </table:table-row>
            <table:table-row>
              <table:table-cell office:value-type="string">
                <text:p>Рабина</text:p>
                <text:list>
                  <text:list-item>
                    <text:p/>
                  </text:list-item>
                  <text:list-item>
                    <text:p>Рабина</text:p>
                  </text:list-item>
                </text:list>
              </table:table-cell>
              <table:table-cell office:value-type="float" office:value="274.3">
                <text:p>274.3</text:p>
              </table:table-cell>
              <table:table-cell office:value-type="float" office:value="126.8">
                <text:p>126.8</text:p>
              </table:table-cell>
              <table:table-cell office:value-type="float" office:value="180.6">
                <text:p>180.6</text:p>
              </table:table-cell>
            </table:table-row>
            <table:table-row>
              <table:table-cell office:value-type="string">
                <text:p>Кнутa-Моррисa-Праттa</text:p>
                <text:list>
                  <text:list-item>
                    <text:p/>
                  </text:list-item>
                  <text:list-item>
                    <text:p>Кнутa-Моррисa-Праттa</text:p>
                  </text:list-item>
                </text:list>
              </table:table-cell>
              <table:table-cell office:value-type="float" office:value="437">
                <text:p>437</text:p>
              </table:table-cell>
              <table:table-cell office:value-type="float" office:value="159.3">
                <text:p>159.3</text:p>
              </table:table-cell>
              <table:table-cell office:value-type="float" office:value="238.1">
                <text:p>238.1</text:p>
              </table:table-cell>
            </table:table-row>
            <table:table-row>
              <table:table-cell office:value-type="string"/>
              <table:table-cell office:value-type="float" office:value="511.8">
                <text:p>511.8</text:p>
              </table:table-cell>
              <table:table-cell office:value-type="float" office:value="194.2">
                <text:p>194.2</text:p>
              </table:table-cell>
              <table:table-cell office:value-type="float" office:value="297.5">
                <text:p>297.5</text:p>
              </table:table-cell>
            </table:table-row>
            <table:table-row>
              <table:table-cell office:value-type="string"/>
              <table:table-cell office:value-type="float" office:value="678.3">
                <text:p>678.3</text:p>
              </table:table-cell>
              <table:table-cell office:value-type="float" office:value="229.9">
                <text:p>229.9</text:p>
              </table:table-cell>
              <table:table-cell office:value-type="float" office:value="356.5">
                <text:p>356.5</text:p>
              </table:table-cell>
            </table:table-row>
            <table:table-row>
              <table:table-cell office:value-type="string"/>
              <table:table-cell office:value-type="float" office:value="733.3">
                <text:p>733.3</text:p>
              </table:table-cell>
              <table:table-cell office:value-type="float" office:value="262">
                <text:p>262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/>
              <table:table-cell office:value-type="float" office:value="863.3">
                <text:p>863.3</text:p>
              </table:table-cell>
              <table:table-cell office:value-type="float" office:value="307">
                <text:p>307</text:p>
              </table:table-cell>
              <table:table-cell office:value-type="float" office:value="472.9">
                <text:p>472.9</text:p>
              </table:table-cell>
            </table:table-row>
            <table:table-row>
              <table:table-cell office:value-type="string"/>
              <table:table-cell office:value-type="float" office:value="943.6">
                <text:p>943.6</text:p>
              </table:table-cell>
              <table:table-cell office:value-type="float" office:value="349">
                <text:p>349</text:p>
              </table:table-cell>
              <table:table-cell office:value-type="float" office:value="542.7">
                <text:p>542.7</text:p>
              </table:table-cell>
            </table:table-row>
            <table:table-row>
              <table:table-cell office:value-type="string"/>
              <table:table-cell office:value-type="float" office:value="1080.7">
                <text:p>1080.7</text:p>
              </table:table-cell>
              <table:table-cell office:value-type="float" office:value="398">
                <text:p>398</text:p>
              </table:table-cell>
              <table:table-cell office:value-type="float" office:value="612.7">
                <text:p>612.7</text:p>
              </table:table-cell>
            </table:table-row>
            <table:table-row>
              <table:table-cell office:value-type="string"/>
              <table:table-cell office:value-type="float" office:value="1198.2">
                <text:p>1198.2</text:p>
              </table:table-cell>
              <table:table-cell office:value-type="float" office:value="416.3">
                <text:p>416.3</text:p>
              </table:table-cell>
              <table:table-cell office:value-type="float" office:value="658.2">
                <text:p>658.2</text:p>
              </table:table-cell>
            </table:table-row>
            <table:table-row>
              <table:table-cell office:value-type="string"/>
              <table:table-cell office:value-type="float" office:value="1284.8">
                <text:p>1284.8</text:p>
              </table:table-cell>
              <table:table-cell office:value-type="float" office:value="459.5">
                <text:p>459.5</text:p>
              </table:table-cell>
              <table:table-cell office:value-type="float" office:value="726.5">
                <text:p>726.5</text:p>
              </table:table-cell>
            </table:table-row>
            <table:table-row>
              <table:table-cell office:value-type="string"/>
              <table:table-cell office:value-type="float" office:value="1428.6">
                <text:p>1428.6</text:p>
              </table:table-cell>
              <table:table-cell office:value-type="float" office:value="514.8">
                <text:p>514.8</text:p>
              </table:table-cell>
              <table:table-cell office:value-type="float" office:value="813.4">
                <text:p>813.4</text:p>
              </table:table-cell>
            </table:table-row>
            <table:table-row>
              <table:table-cell office:value-type="string"/>
              <table:table-cell office:value-type="float" office:value="1539">
                <text:p>1539</text:p>
              </table:table-cell>
              <table:table-cell office:value-type="float" office:value="575.1">
                <text:p>575.1</text:p>
              </table:table-cell>
              <table:table-cell office:value-type="float" office:value="846.8">
                <text:p>846.8</text:p>
              </table:table-cell>
            </table:table-row>
            <table:table-row>
              <table:table-cell office:value-type="string"/>
              <table:table-cell office:value-type="float" office:value="1686.3">
                <text:p>1686.3</text:p>
              </table:table-cell>
              <table:table-cell office:value-type="float" office:value="582.1">
                <text:p>582.1</text:p>
              </table:table-cell>
              <table:table-cell office:value-type="float" office:value="902.1">
                <text:p>902.1</text:p>
              </table:table-cell>
            </table:table-row>
            <table:table-row>
              <table:table-cell office:value-type="string"/>
              <table:table-cell office:value-type="float" office:value="1715.9">
                <text:p>1715.9</text:p>
              </table:table-cell>
              <table:table-cell office:value-type="float" office:value="623.9">
                <text:p>623.9</text:p>
              </table:table-cell>
              <table:table-cell office:value-type="float" office:value="960.8">
                <text:p>960.8</text:p>
              </table:table-cell>
            </table:table-row>
            <table:table-row>
              <table:table-cell office:value-type="string"/>
              <table:table-cell office:value-type="float" office:value="1912.6">
                <text:p>1912.6</text:p>
              </table:table-cell>
              <table:table-cell office:value-type="float" office:value="649.3">
                <text:p>649.3</text:p>
              </table:table-cell>
              <table:table-cell office:value-type="float" office:value="1053.3">
                <text:p>1053.3</text:p>
              </table:table-cell>
            </table:table-row>
            <table:table-row>
              <table:table-cell office:value-type="string"/>
              <table:table-cell office:value-type="float" office:value="1993.8">
                <text:p>1993.8</text:p>
              </table:table-cell>
              <table:table-cell office:value-type="float" office:value="758.2">
                <text:p>758.2</text:p>
              </table:table-cell>
              <table:table-cell office:value-type="float" office:value="1093.7">
                <text:p>1093.7</text:p>
              </table:table-cell>
            </table:table-row>
            <table:table-row>
              <table:table-cell office:value-type="string"/>
              <table:table-cell office:value-type="float" office:value="2090">
                <text:p>2090</text:p>
              </table:table-cell>
              <table:table-cell office:value-type="float" office:value="726">
                <text:p>726</text:p>
              </table:table-cell>
              <table:table-cell office:value-type="float" office:value="1164.9">
                <text:p>1164.9</text:p>
              </table:table-cell>
            </table:table-row>
            <table:table-row>
              <table:table-cell office:value-type="string"/>
              <table:table-cell office:value-type="float" office:value="2160.3">
                <text:p>2160.3</text:p>
              </table:table-cell>
              <table:table-cell office:value-type="float" office:value="791.3">
                <text:p>791.3</text:p>
              </table:table-cell>
              <table:table-cell office:value-type="float" office:value="1233.1">
                <text:p>1233.1</text:p>
              </table:table-cell>
            </table:table-row>
            <table:table-row>
              <table:table-cell office:value-type="string"/>
              <table:table-cell office:value-type="float" office:value="2365.3">
                <text:p>2365.3</text:p>
              </table:table-cell>
              <table:table-cell office:value-type="float" office:value="832.8">
                <text:p>832.8</text:p>
              </table:table-cell>
              <table:table-cell office:value-type="float" office:value="1293.7">
                <text:p>129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